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20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fo:font-size="28pt" style:font-size-asian="28pt" style:font-size-complex="28pt"/>
    </style:style>
    <style:style style:name="P4" style:family="paragraph" style:parent-style-name="Standard" style:master-page-name="title_20_page_20_with_20_no_20_page_20_number">
      <style:paragraph-properties fo:line-height="200%" style:page-number="auto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2"/>
      <text:p text:style-name="P2"/>
      <text:p text:style-name="P3"/>
      <text:p text:style-name="P3">The Defense Turret Project</text:p>
      <text:p text:style-name="P2"/>
      <text:p text:style-name="P1"/>
      <text:p text:style-name="P2">Chance Sheets</text:p>
      <text:p text:style-name="P2">Donald Kinder</text:p>
      <text:p text:style-name="P2"/>
      <text:p text:style-name="P2"/>
      <text:p text:style-name="P2"/>
      <text:p text:style-name="P2"/>
      <text:p text:style-name="P2"/>
      <text:p text:style-name="P2">Senior Seminar</text:p>
      <text:p text:style-name="P2">Robert Keller</text:p>
      <text:p text:style-name="P2"><text:date style:data-style-name="N76" text:date-value="2010-04-23T14:08:52.97" text:fixed="true">April 23, 2010</text:dat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" style:family="paragraph" style:parent-style-name="Heading_20_7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no_20_numbering" style:display-name="no numbering" style:page-layout-name="Mpm2"/>
    <style:master-page style:name="numbering" style:page-layout-name="Mpm3">
      <style:footer>
        <text:p text:style-name="Footer"/>
      </style:footer>
    </style:master-page>
    <style:master-page style:name="title_20_page_20_with_20_no_20_page_20_number" style:display-name="title page with no page number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3T15:03:26</meta:creation-date>
    <dc:date>2010-04-23T15:12:21</dc:date>
    <meta:editing-duration>PT00H08M56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15" meta:character-count="94"/>
  </office:meta>
</office:document-meta>
</file>